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padding="0.71mm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office:value-type="string" calcext:value-type="string" table:number-columns-spanned="3" table:number-rows-spanned="1">
            <text:p>CORRECCION</text:p>
          </table:table-cell>
          <table:covered-table-cell table:number-columns-repeated="2" table:style-name="ce32"/>
          <table:table-cell table:style-name="ce72" office:value-type="string" calcext:value-type="string">
            <text:p>TRABAJADOR</text:p>
          </table:table-cell>
          <table:table-cell table:style-name="ce84" table:number-columns-spanned="3" table:number-rows-spanned="1"/>
          <table:covered-table-cell table:style-name="ce32"/>
          <table:covered-table-cell table:style-name="ce84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IF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úmero S.S.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4" office:value-type="string" calcext:value-type="string">
            <text:p>CATEGORIA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5" office:value-type="string" calcext:value-type="string">
            <text:p>GRUPO COTIZACION</text:p>
          </table:table-cell>
          <table:table-cell table:style-name="ce86"/>
          <table:table-cell table:style-name="ce92"/>
          <table:table-cell table:style-name="ce106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office:value-type="string" calcext:value-type="string" table:number-columns-spanned="4" table:number-rows-spanned="1">
            <text:p><text:s/>1 DE ENERO AL 31</text:p>
          </table:table-cell>
          <table:covered-table-cell table:number-columns-repeated="3" table:style-name="ce51"/>
          <table:table-cell table:style-name="ce93" office:value-type="string" calcext:value-type="string">
            <text:p>Nº días</text:p>
          </table:table-cell>
          <table:table-cell table:style-name="ce107" office:value-type="float" office:value="30" calcext:value-type="float">
            <text:p>30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 office:value-type="string" calcext:value-type="string">
            <text:p>TOTALES</text:p>
          </table:table-cell>
          <table:table-cell table:style-name="ce133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4" office:value-type="float" office:value="1100" calcext:value-type="float">
            <text:p>1.10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40" office:value-type="string" calcext:value-type="string">
            <text:p>Antiguedad</text:p>
          </table:table-cell>
          <table:table-cell table:style-name="ce43"/>
          <table:table-cell table:style-name="ce54"/>
          <table:table-cell table:style-name="ce43"/>
          <table:table-cell table:style-name="ce95" office:value-type="float" office:value="80" calcext:value-type="float">
            <text:p>80,00 €</text:p>
          </table:table-cell>
          <table:table-cell table:style-name="ce109"/>
          <table:table-cell table:style-name="ce35"/>
          <table:table-cell table:style-name="ce136"/>
          <table:table-cell table:style-name="ce138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/>
          <table:table-cell table:style-name="ce41" table:number-columns-repeated="2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6"/>
          <table:table-cell table:style-name="ce139"/>
          <table:table-cell table:number-columns-repeated="3"/>
          <table:table-cell table:style-name="ce141"/>
          <table:table-cell table:style-name="ce139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62"/>
          <table:table-cell table:style-name="ce56"/>
          <table:table-cell table:style-name="ce62"/>
          <table:table-cell table:style-name="ce95"/>
          <table:table-cell table:style-name="ce109"/>
          <table:table-cell table:style-name="ce35"/>
          <table:table-cell table:style-name="ce136"/>
          <table:table-cell table:style-name="ce140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6" office:value-type="float" office:value="150" calcext:value-type="float">
            <text:p>150,00 €</text:p>
          </table:table-cell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 office:value-type="string" calcext:value-type="string">
            <text:p>KM</text:p>
          </table:table-cell>
          <table:table-cell table:style-name="ce43"/>
          <table:table-cell table:style-name="ce54"/>
          <table:table-cell table:style-name="ce43"/>
          <table:table-cell table:style-name="ce94" table:formula="of:=400*0.19" office:value-type="float" office:value="76" calcext:value-type="float">
            <text:p>76,00 €</text:p>
          </table:table-cell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 office:value-type="float" office:value="70" calcext:value-type="float">
            <text:p>70,00 €</text:p>
          </table:table-cell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6"/>
          <table:table-cell table:style-name="ce87"/>
          <table:table-cell table:style-name="ce76"/>
          <table:table-cell table:style-name="ce110" table:formula="of:=SUM([.H10:.H29])" office:value-type="float" office:value="1476" calcext:value-type="float">
            <text:p>1.476,00 €</text:p>
          </table:table-cell>
          <table:table-cell table:style-name="ce133"/>
          <table:table-cell table:style-name="ce137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7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 table:formula="of:=[.E58]" office:value-type="float" office:value="1376.66666666667" calcext:value-type="float">
            <text:p>1.376,67 €</text:p>
          </table:table-cell>
          <table:table-cell table:style-name="ce65"/>
          <table:table-cell table:style-name="ce78" office:value-type="percentage" office:value="0.047" calcext:value-type="percentage">
            <text:p>4,70%</text:p>
          </table:table-cell>
          <table:table-cell table:style-name="ce39"/>
          <table:table-cell table:style-name="ce94" table:formula="of:=[.E58]*[.F35]" office:value-type="float" office:value="64.7033333333333" calcext:value-type="float">
            <text:p>64,7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 table:formula="of:=[.F61]" office:value-type="float" office:value="1526.66666666667" calcext:value-type="float">
            <text:p>1.526,67 €</text:p>
          </table:table-cell>
          <table:table-cell table:style-name="ce66"/>
          <table:table-cell table:style-name="ce78" office:value-type="percentage" office:value="0.0155" calcext:value-type="percentage">
            <text:p>1,55%</text:p>
          </table:table-cell>
          <table:table-cell table:style-name="ce88"/>
          <table:table-cell table:style-name="ce96" table:formula="of:=[.F61]*[.F36]" office:value-type="float" office:value="23.6633333333333" calcext:value-type="float">
            <text:p>23,66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 table:formula="of:=[.F61]" office:value-type="float" office:value="1526.66666666667" calcext:value-type="float">
            <text:p>1.526,67 €</text:p>
          </table:table-cell>
          <table:table-cell table:style-name="ce66"/>
          <table:table-cell table:style-name="ce78" office:value-type="percentage" office:value="0.001" calcext:value-type="percentage">
            <text:p>0,10%</text:p>
          </table:table-cell>
          <table:table-cell table:style-name="ce88"/>
          <table:table-cell table:style-name="ce96" table:formula="of:=[.F61]*[.F37]" office:value-type="float" office:value="1.52666666666667" calcext:value-type="float">
            <text:p>1,53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7" table:formula="of:=[.F64]" office:value-type="float" office:value="60" calcext:value-type="float">
            <text:p>60,00 €</text:p>
          </table:table-cell>
          <table:table-cell table:style-name="ce78" office:value-type="percentage" office:value="0.047" calcext:value-type="percentage">
            <text:p>4,70%</text:p>
          </table:table-cell>
          <table:table-cell table:style-name="ce88"/>
          <table:table-cell table:style-name="ce96" table:formula="of:=[.E38]*[.F38]" office:value-type="float" office:value="2.82" calcext:value-type="float">
            <text:p>2,82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7" table:formula="of:=[.F65]" office:value-type="float" office:value="90" calcext:value-type="float">
            <text:p>90,00 €</text:p>
          </table:table-cell>
          <table:table-cell table:style-name="ce78" office:value-type="percentage" office:value="0.02" calcext:value-type="percentage">
            <text:p>2,00%</text:p>
          </table:table-cell>
          <table:table-cell table:style-name="ce88"/>
          <table:table-cell table:style-name="ce96" table:formula="of:=[.E39]*[.F39]" office:value-type="float" office:value="1.8" calcext:value-type="float">
            <text:p>1,8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8" table:formula="of:=SUM([.H35:.H39])" office:value-type="float" office:value="94.5133333333333" calcext:value-type="float">
            <text:p>94,51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table:formula="of:=[.F66]" office:value-type="float" office:value="1330" calcext:value-type="float">
            <text:p>1.330,00 €</text:p>
          </table:table-cell>
          <table:table-cell table:style-name="ce39" table:number-columns-repeated="2"/>
          <table:table-cell table:style-name="ce79" office:value-type="percentage" office:value="0.09" calcext:value-type="percentage">
            <text:p>9,00%</text:p>
          </table:table-cell>
          <table:table-cell table:style-name="ce39"/>
          <table:table-cell table:style-name="ce94" table:formula="of:=[.C42]*[.F42]" office:value-type="float" office:value="119.7" calcext:value-type="float">
            <text:p>119,7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80"/>
          <table:table-cell table:style-name="ce39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9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6"/>
          <table:table-cell table:style-name="ce87"/>
          <table:table-cell table:style-name="ce100" table:formula="of:=[.H40]+[.H42]+[.H43]+[.H44]+[.H45]" office:value-type="float" office:value="214.213333333333" calcext:value-type="float">
            <text:p>214,21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7"/>
          <table:table-cell table:style-name="ce76"/>
          <table:table-cell table:style-name="ce112" table:formula="of:=[.I30]-[.H47]" office:value-type="float" office:value="1261.78666666667" calcext:value-type="float">
            <text:p>1.261,79 €</text:p>
          </table:table-cell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3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4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5"/>
          <table:table-cell table:style-name="ce134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6"/>
          <table:table-cell table:style-name="ce134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8" table:formula="of:=SUM([.H10:.H14])+[.H18]" office:value-type="float" office:value="1180" calcext:value-type="float">
            <text:p>1.180,00 €</text:p>
          </table:table-cell>
          <table:table-cell table:style-name="ce71" table:number-columns-repeated="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9" table:formula="of:=(1180*2)/12" office:value-type="float" office:value="196.666666666667" calcext:value-type="float">
            <text:p>196,67 €</text:p>
          </table:table-cell>
          <table:table-cell table:style-name="ce71"/>
          <table:table-cell table:style-name="ce81" office:value-type="string" calcext:value-type="string">
            <text:p>Tipo</text:p>
          </table:table-cell>
          <table:table-cell table:style-name="ce101" office:value-type="string" calcext:value-type="string" table:number-columns-spanned="2" table:number-rows-spanned="1">
            <text:p>Aportación Empresa</text:p>
          </table:table-cell>
          <table:covered-table-cell table:style-name="ce10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70" table:formula="of:=[.E56]+[.E57]" office:value-type="float" office:value="1376.66666666667" calcext:value-type="float">
            <text:p>1.376,67 €</text:p>
          </table:table-cell>
          <table:table-cell table:style-name="ce71"/>
          <table:table-cell table:style-name="ce89" office:value-type="percentage" office:value="0.236" calcext:value-type="percentage">
            <text:p>23,60%</text:p>
          </table:table-cell>
          <table:table-cell table:style-name="ce102"/>
          <table:table-cell table:style-name="ce117" table:formula="of:=[.E58]*[.G58]" office:value-type="float" office:value="324.893333333333" calcext:value-type="float">
            <text:p>324,8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71"/>
          <table:table-cell table:style-name="ce81" office:value-type="string" calcext:value-type="string">
            <text:p>Base</text:p>
          </table:table-cell>
          <table:table-cell table:style-name="ce81"/>
          <table:table-cell table:style-name="ce38"/>
          <table:table-cell table:style-name="ce113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71" office:value-type="string" calcext:value-type="string">
            <text:p>AT y EP</text:p>
          </table:table-cell>
          <table:table-cell table:style-name="ce82"/>
          <table:table-cell table:style-name="ce90" office:value-type="percentage" office:value="0.026" calcext:value-type="percentage">
            <text:p>2,60%</text:p>
          </table:table-cell>
          <table:table-cell table:style-name="ce71"/>
          <table:table-cell table:style-name="ce117" table:formula="of:=[.F61]*[.G60]" office:value-type="float" office:value="39.6933333333333" calcext:value-type="float">
            <text:p>39,6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71" office:value-type="string" calcext:value-type="string">
            <text:p>Desempleo</text:p>
          </table:table-cell>
          <table:table-cell table:style-name="ce83" table:formula="of:=[.E58]+[.F64]+[.F65]" office:value-type="float" office:value="1526.66666666667" calcext:value-type="float">
            <text:p>1.526,67 €</text:p>
          </table:table-cell>
          <table:table-cell table:style-name="ce91" office:value-type="percentage" office:value="0.055" calcext:value-type="percentage">
            <text:p>5,50%</text:p>
          </table:table-cell>
          <table:table-cell table:style-name="ce103"/>
          <table:table-cell table:style-name="ce117" table:formula="of:=[.F61]*[.G61]" office:value-type="float" office:value="83.9666666666667" calcext:value-type="float">
            <text:p>83,97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2"/>
          <table:table-cell table:style-name="ce91" office:value-type="percentage" office:value="0.006" calcext:value-type="percentage">
            <text:p>0,60%</text:p>
          </table:table-cell>
          <table:table-cell table:style-name="ce103"/>
          <table:table-cell table:style-name="ce117" table:formula="of:=[.F61]*[.G62]" office:value-type="float" office:value="9.16" calcext:value-type="float">
            <text:p>9,1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2"/>
          <table:table-cell table:style-name="ce91" office:value-type="percentage" office:value="0.002" calcext:value-type="percentage">
            <text:p>0,20%</text:p>
          </table:table-cell>
          <table:table-cell table:style-name="ce103"/>
          <table:table-cell table:style-name="ce117" table:formula="of:=[.F61]*[.G63]" office:value-type="float" office:value="3.05333333333333" calcext:value-type="float">
            <text:p>3,05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3" office:value-type="float" office:value="60" calcext:value-type="float">
            <text:p>60,00 €</text:p>
          </table:table-cell>
          <table:table-cell table:style-name="ce91" office:value-type="percentage" office:value="0.236" calcext:value-type="percentage">
            <text:p>23,60%</text:p>
          </table:table-cell>
          <table:table-cell table:style-name="ce103"/>
          <table:table-cell table:style-name="ce130" table:formula="of:=[.F64]*[.G64]" office:value-type="float" office:value="14.16" calcext:value-type="float">
            <text:p>14,1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70" office:value-type="float" office:value="90" calcext:value-type="float">
            <text:p>90,00 €</text:p>
          </table:table-cell>
          <table:table-cell table:style-name="ce89" office:value-type="percentage" office:value="0.12" calcext:value-type="percentage">
            <text:p>12,00%</text:p>
          </table:table-cell>
          <table:table-cell table:style-name="ce104"/>
          <table:table-cell table:style-name="ce130" table:formula="of:=[.F65]*[.G65]" office:value-type="float" office:value="10.8" calcext:value-type="float">
            <text:p>10,8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70" table:formula="of:=[.H10]+[.H12]+[.H15]" office:value-type="float" office:value="1330" calcext:value-type="float">
            <text:p>1.330,00 €</text:p>
          </table:table-cell>
          <table:table-cell table:style-name="ce42"/>
          <table:table-cell table:style-name="ce105" office:value-type="string" calcext:value-type="string">
            <text:p>Total</text:p>
          </table:table-cell>
          <table:table-cell table:style-name="ce131" table:formula="of:=SUM([.I58:.I65])" office:value-type="float" office:value="485.726666666667" calcext:value-type="float">
            <text:p>485,7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2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2:27:40.8475554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0T12:58:23.371892374</dc:date>
    <meta:print-date>2014-11-12T12:53:31</meta:print-date>
    <meta:generator>LibreOffice/5.1.6.2$Linux_X86_64 LibreOffice_project/10m0$Build-2</meta:generator>
    <meta:editing-duration>PT34M15S</meta:editing-duration>
    <meta:editing-cycles>11</meta:editing-cycles>
    <meta:document-statistic meta:table-count="4" meta:cell-count="123" meta:object-count="0"/>
  </office:meta>
</office:document-meta>
</file>